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9000001C3324ACD2F028A8D37.png" manifest:media-type="image/png"/>
  <manifest:file-entry manifest:full-path="Pictures/10000201000001D7000001C4950DD91EBAA52800.png" manifest:media-type="image/png"/>
  <manifest:file-entry manifest:full-path="Pictures/10000201000001DA000001C4EE962039722C0845.png" manifest:media-type="image/png"/>
  <manifest:file-entry manifest:full-path="Pictures/10000201000001D8000001C2C6AD8AF58B22D7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44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82in" svg:y="-0.3937in" svg:width="3.4161in" svg:height="3.2575in" draw:z-index="0"><draw:image xlink:href="Pictures/10000201000001DA000001C4EE962039722C0845.png" xlink:type="simple" xlink:show="embed" xlink:actuate="onLoad" loext:mime-type="image/x-vclgraphic"/></draw:frame><draw:frame draw:style-name="fr1" draw:name="Image2" text:anchor-type="paragraph" svg:x="3.6701in" svg:y="-0.3937in" svg:width="3.4075in" svg:height="3.2492in" draw:z-index="1"><draw:image xlink:href="Pictures/10000201000001D8000001C2C6AD8AF58B22D721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name="Shape1" draw:style-name="gr1" draw:text-style-name="P1" svg:width="1.2894in" svg:height="0.2335in" svg:x="1.2846in" svg:y="0.0374in"><draw:text-box><text:p>“Green Function”</text:p></draw:text-box></draw:frame><draw:frame text:anchor-type="paragraph" draw:z-index="5" draw:name="Shape2" draw:style-name="gr2" draw:text-style-name="P2" svg:width="1.4335in" svg:height="0.1925in" svg:x="4.8846in" svg:y="0.0929in"><draw:text-box><text:p><text:span text:style-name="T1">“</text:span><text:span text:style-name="T1">Purple Function”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0701in" svg:y="0.0417in" svg:width="3.3598in" svg:height="3.2244in" draw:z-index="2"><draw:image xlink:href="Pictures/10000201000001D7000001C4950DD91EBAA52800.png" xlink:type="simple" xlink:show="embed" xlink:actuate="onLoad" loext:mime-type="image/x-vclgraphic"/></draw:frame><draw:frame draw:style-name="fr1" draw:name="Image4" text:anchor-type="paragraph" svg:x="3.6571in" svg:y="0.0362in" svg:width="3.402in" svg:height="3.2437in" draw:z-index="3"><draw:image xlink:href="Pictures/10000201000001D9000001C3324ACD2F028A8D37.png" xlink:type="simple" xlink:show="embed" xlink:actuate="onLoad" loext:mime-type="image/x-vclgraphic"/></draw:frame></text:p>
      <text:p text:style-name="Standard"><draw:frame text:anchor-type="paragraph" draw:z-index="6" draw:name="Shape3" draw:style-name="gr3" draw:text-style-name="P1" svg:width="1.7559in" svg:height="0.4335in" svg:x="1.3181in" svg:y="2.5654in"><draw:text-box><text:p>“Black Function”</text:p></draw:text-box></draw:frame><draw:frame text:anchor-type="paragraph" draw:z-index="7" draw:name="Shape4" draw:style-name="gr4" draw:text-style-name="P1" svg:width="1.3224in" svg:height="0.2449in" svg:x="5.0071in" svg:y="2.4874in"><draw:text-box><text:p>“Blue Function”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7:02:13.593040819</meta:creation-date>
    <dc:date>2020-06-28T17:16:16.728790038</dc:date>
    <meta:editing-duration>PT14M4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